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5pt" style:font-size-asian="15pt" style:font-size-complex="15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font-size="32.5pt" style:font-size-asian="32.5pt" style:font-size-complex="32.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òdul 9 - AWS2 <text:s text:c="11"/>Disseny d’interfícies web</text:span></text:p>
      <text:p text:style-name="P1"><text:span text:style-name="T1">Institut Esteve Terradas i Illa</text:span></text:p>
      <text:p text:style-name="P1"><text:span text:style-name="T2">Pràctica 1.</text:span></text:p>
      <text:p text:style-name="P1"><text:span text:style-name="T2">Manual multimèdia.</text:span></text:p>
      <text:p text:style-name="P2"/>
      <text:p text:style-name="P1"><text:span text:style-name="T3">Crea una web que serveixi de manual sobre el funcionament del Gimp (Krita) <text:s/>o de l’Inkscape. Aquesta pràctica la realitzarem per parelles.</text:span></text:p>
      <text:p text:style-name="P2"/>
      <text:p text:style-name="P1"><text:span text:style-name="T3">1.Expliqueu l’ús del programa triat a la plana principal.</text:span></text:p>
      <text:p text:style-name="P2"/>
      <text:p text:style-name="P1"><text:span text:style-name="T3">2.Seleccioneu algunes de les eines més comunment utilitzades i expliqueu el seu funcionament.</text:span></text:p>
      <text:p text:style-name="P2"/>
      <text:p text:style-name="P1"><text:span text:style-name="T3">3.Utilitzeu elements gràfics per reforçar les explicacions.</text:span></text:p>
      <text:p text:style-name="P2"/>
      <text:p text:style-name="P1"><text:span text:style-name="T3">4.Escolliu varis objectius (mínim 1), i expliqueu-lo com ho solucionarieu amb l’eina que heu escollit.</text:span></text:p>
      <text:p text:style-name="P4"><text:span text:style-name="T4">p.ex) Com treure les arrugues amb el GIMP en una imatge d’una persona?</text:span></text:p>
      <text:p text:style-name="P4"><text:span text:style-name="T4">Com crear un GIF animat (GIMP)</text:span></text:p>
      <text:p text:style-name="P4"><text:span text:style-name="T4">Procés per crear un Logo (Inkscape) o un gràfic vectorial (SVG)</text:span></text:p>
      <text:p text:style-name="P2"/>
      <text:p text:style-name="P1"><text:span text:style-name="T3">5. Podeu treballar per parelles (si és així, escolliu mínim un total de tres objectius).</text:span></text:p>
      <text:p text:style-name="P2"/>
      <text:p text:style-name="P1"><text:span text:style-name="T3">6. Per finalitzar s’ha de penjar el lloc web, facilitant l’enllaç al professorat per poder-lo consultar i corregir.</text:span></text:p>
      <text:p text:style-name="P2"/>
      <text:p text:style-name="P1"><text:span text:style-name="T3">7. Lliureu el treball també (.html, .css, imatges, ...) al moodle amb un zip (dins de la pàgina feu un enllaç a ella mateixa que sigui accesible a través de la web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5" meta:word-count="177" meta:character-count="1091" meta:non-whitespace-character-count="917"/>
    <meta:generator>LibreOfficeDev/5.1.0.3$Linux_X86_64 LibreOffice_project/</meta:generator>
  </office:meta>
</office:document-meta>
</file>